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Bitstream Vera Sans" officeooo:rsid="000a5963" officeooo:paragraph-rsid="000a5963"/>
    </style:style>
    <style:style style:name="P2" style:family="paragraph" style:parent-style-name="Standard">
      <style:text-properties style:font-name="Bitstream Vera Sans" fo:font-weight="bold" officeooo:rsid="000a5963" officeooo:paragraph-rsid="000a5963" style:font-weight-asian="bold" style:font-weight-complex="bold"/>
    </style:style>
    <style:style style:name="P3" style:family="paragraph" style:parent-style-name="Standard">
      <style:text-properties style:font-name="Bitstream Vera Sans" fo:font-weight="bold" officeooo:rsid="000bb831" officeooo:paragraph-rsid="000bb831" style:font-weight-asian="bold" style:font-weight-complex="bold"/>
    </style:style>
    <style:style style:name="P4" style:family="paragraph" style:parent-style-name="Standard">
      <style:text-properties style:font-name="Bitstream Vera Sans" officeooo:rsid="000bb831" officeooo:paragraph-rsid="000bb831"/>
    </style:style>
    <style:style style:name="P5" style:family="paragraph" style:parent-style-name="Standard">
      <style:text-properties style:font-name="Bitstream Vera Sans" fo:font-weight="normal" officeooo:rsid="000c71fa" officeooo:paragraph-rsid="000c71fa" style:font-weight-asian="normal" style:font-weight-complex="normal"/>
    </style:style>
    <style:style style:name="P6" style:family="paragraph" style:parent-style-name="Standard">
      <style:text-properties style:font-name="Bitstream Vera Sans" fo:font-weight="normal" officeooo:rsid="000efab5" officeooo:paragraph-rsid="000efab5" style:font-weight-asian="normal" style:font-weight-complex="normal"/>
    </style:style>
    <style:style style:name="P7" style:family="paragraph" style:parent-style-name="Standard">
      <style:text-properties style:font-name="Bitstream Vera Sans" fo:font-weight="normal" officeooo:rsid="00110b8d" officeooo:paragraph-rsid="00110b8d" style:font-weight-asian="normal" style:font-weight-complex="normal"/>
    </style:style>
    <style:style style:name="P8" style:family="paragraph" style:parent-style-name="Standard" style:list-style-name="L1">
      <style:text-properties style:font-name="Bitstream Vera Sans" fo:font-weight="normal" officeooo:rsid="000bb831" officeooo:paragraph-rsid="000bb831" style:font-weight-asian="normal" style:font-weight-complex="normal"/>
    </style:style>
    <style:style style:name="P9" style:family="paragraph" style:parent-style-name="Standard" style:list-style-name="L1">
      <style:text-properties style:font-name="Bitstream Vera Sans" fo:font-weight="normal" officeooo:rsid="000c71fa" officeooo:paragraph-rsid="000c71fa" style:font-weight-asian="normal" style:font-weight-complex="normal"/>
    </style:style>
    <style:style style:name="P10" style:family="paragraph" style:parent-style-name="Standard" style:list-style-name="L1">
      <style:text-properties style:font-name="Bitstream Vera Sans" fo:font-weight="normal" officeooo:rsid="00132b39" officeooo:paragraph-rsid="00132b39" style:font-weight-asian="normal" style:font-weight-complex="normal"/>
    </style:style>
    <style:style style:name="P11" style:family="paragraph" style:parent-style-name="Standard">
      <style:text-properties style:font-name="Bitstream Vera Sans" fo:font-weight="normal" officeooo:rsid="00110b8d" officeooo:paragraph-rsid="00110b8d" style:font-weight-asian="normal" style:font-weight-complex="normal"/>
    </style:style>
    <style:style style:name="P12" style:family="paragraph" style:parent-style-name="Standard">
      <style:text-properties style:font-name="Bitstream Vera Sans" fo:font-weight="normal" officeooo:rsid="000e60b3" officeooo:paragraph-rsid="000e60b3" style:font-weight-asian="normal" style:font-weight-complex="normal"/>
    </style:style>
    <style:style style:name="P13" style:family="paragraph" style:parent-style-name="Standard">
      <style:text-properties style:font-name="Bitstream Vera Sans" fo:font-weight="normal" officeooo:rsid="000efab5" officeooo:paragraph-rsid="000efab5" style:font-weight-asian="normal" style:font-weight-complex="normal"/>
    </style:style>
    <style:style style:name="P14" style:family="paragraph" style:parent-style-name="Standard">
      <style:text-properties style:font-name="Bitstream Vera Sans" fo:font-weight="normal" officeooo:rsid="000efab5" officeooo:paragraph-rsid="00122ac3" style:font-weight-asian="normal" style:font-weight-complex="normal"/>
    </style:style>
    <style:style style:name="P15" style:family="paragraph" style:parent-style-name="Standard">
      <style:text-properties style:font-name="Bitstream Vera Sans" fo:font-weight="normal" officeooo:rsid="0010c2ef" officeooo:paragraph-rsid="0010c2e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a69" style:font-weight-asian="bold" style:font-weight-complex="bold"/>
    </style:style>
    <style:style style:name="T3" style:family="text">
      <style:text-properties officeooo:rsid="000efab5"/>
    </style:style>
    <style:style style:name="T4" style:family="text">
      <style:text-properties officeooo:rsid="0010c2ef"/>
    </style:style>
    <style:style style:name="T5" style:family="text">
      <style:text-properties officeooo:rsid="0013d32a"/>
    </style:style>
    <style:style style:name="T6" style:family="text">
      <style:text-properties officeooo:rsid="00150a69"/>
    </style:style>
    <style:style style:name="T7" style:family="text">
      <style:text-properties officeooo:rsid="00193846"/>
    </style:style>
    <style:style style:name="T8" style:family="text">
      <style:text-properties officeooo:rsid="0019f778"/>
    </style:style>
    <style:style style:name="T9" style:family="text">
      <style:text-properties officeooo:rsid="001bf45a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NGUAGE <text:span text:style-name="T7">AXIS </text:span>SPECIFICATION DOCUMENT</text:p>
      <text:p text:style-name="P1"/>
      <text:p text:style-name="P2">GROUP MEMBERS</text:p>
      <text:p text:style-name="P2"/>
      <text:p text:style-name="P1">1. MICHAEL ORINA<text:tab/><text:tab/>SCII/00825/2019</text:p>
      <text:p text:style-name="P1">2. ISAAC KINYANJUI<text:tab/><text:tab/>SCII/00817/2019</text:p>
      <text:p text:style-name="P1">3. VINCENT KEMBOI<text:tab/><text:tab/>SCII/00832/2019</text:p>
      <text:p text:style-name="P1">4. MESHACK MAKIRA<text:tab/><text:tab/>SCII/00815/2019</text:p>
      <text:p text:style-name="P1">5. GLORIA CHEROTICH <text:tab/><text:tab/>SCII/00828/2019</text:p>
      <text:p text:style-name="P1"/>
      <text:p text:style-name="P1"/>
      <text:p text:style-name="P4">The language name is <text:span text:style-name="T2">axis</text:span><text:span text:style-name="T1">.</text:span></text:p>
      <text:p text:style-name="P3"/>
      <text:p text:style-name="P3">Syntax and Rules in <text:span text:style-name="T6">axis</text:span></text:p>
      <text:p text:style-name="P3"/>
      <text:list xml:id="list3841039792" text:style-name="L1">
        <text:list-item>
          <text:p text:style-name="P8">File name extension must be .<text:span text:style-name="T6">ax</text:span></text:p>
        </text:list-item>
        <text:list-item>
          <text:p text:style-name="P8"><text:span text:style-name="T9">Axis</text:span> is case sensitive, which means, for Example, Name and name have different meanings.</text:p>
        </text:list-item>
        <text:list-item>
          <text:p text:style-name="P8">The Delimeter for the language is a semicolon (;) </text:p>
        </text:list-item>
        <text:list-item>
          <text:p text:style-name="P9">Comments is &amp; for one line and &amp;* Statements *&amp; for multiple lines.</text:p>
        </text:list-item>
        <text:list-item>
          <text:p text:style-name="P9">The standard is to use English names in programming</text:p>
        </text:list-item>
        <text:list-item>
          <text:p text:style-name="P9">Variable names must start with a small letter. For example, var = 7. Numbers and special characters are not allowed.</text:p>
        </text:list-item>
        <text:list-item>
          <text:p text:style-name="P9">Variable declaration format is : VarType Identifier</text:p>
        </text:list-item>
        <text:list-item>
          <text:p text:style-name="P9">Function begins with lower case</text:p>
        </text:list-item>
        <text:list-item>
          <text:p text:style-name="P9">Classes begins with capital letter.</text:p>
        </text:list-item>
        <text:list-item>
          <text:p text:style-name="P9">There are reserved words, such as, if, else, break, import, int, var, and more which are not allowed in Naming.</text:p>
        </text:list-item>
        <text:list-item>
          <text:p text:style-name="P10">An entry point of the <text:span text:style-name="T7">axis</text:span> language is the main function</text:p>
        </text:list-item>
        <text:list-item>
          <text:p text:style-name="P10">out prints argument to the standard output. An outln prints the argument and adds a line break.</text:p>
        </text:list-item>
        <text:list-item>
          <text:p text:style-name="P10">in takes argument into the standard input. </text:p>
        </text:list-item>
        <text:list-item>
          <text:p text:style-name="P10">[] denotes a code block. </text:p>
        </text:list-item>
      </text:list>
      <text:p text:style-name="P5"/>
      <text:p text:style-name="P5"/>
      <text:p text:style-name="P5"/>
      <text:p text:style-name="P12">Statement → VarDeclaration | <text:span text:style-name="T3">VarInitialization | </text:span>fnDeclaration | fnCall | <text:tab/><text:tab/><text:tab/><text:tab/>Comment</text:p>
      <text:p text:style-name="P12"/>
      <text:p text:style-name="P6">VarDeclaration → VarType VarName</text:p>
      <text:p text:style-name="P6"/>
      <text:p text:style-name="P6">VarType → int | char | string | boolean</text:p>
      <text:p text:style-name="P6"/>
      <text:p text:style-name="P6">VarName → <text:s/><text:span text:style-name="T8">[</text:span> a – z <text:span text:style-name="T8">] </text:span>*</text:p>
      <text:p text:style-name="P6"/>
      <text:p text:style-name="P6">VarInitialization → VarName = Value </text:p>
      <text:p text:style-name="P6"/>
      <text:p text:style-name="P14">Value → <text:s/>int | char | string | boolean</text:p>
      <text:p text:style-name="P14"/>
      <text:p text:style-name="P14">int → <text:s/>0 | 1 | 2 | 3 | 4 | 5 | 6 | 7 | 8 | 9</text:p>
      <text:p text:style-name="P14"/>
      <text:p text:style-name="P14">char → <text:s/>‘a – z ‘| ‘A – Z’ </text:p>
      <text:p text:style-name="P14"><text:soft-page-break/></text:p>
      <text:p text:style-name="P14">string <text:s/>→ <text:s/>a – z | A – Z </text:p>
      <text:p text:style-name="P14"/>
      <text:p text:style-name="P14">boolean → <text:s/>true | false</text:p>
      <text:p text:style-name="P6"/>
      <text:p text:style-name="P6">fnDeclaration → <text:s/><text:span text:style-name="T4">keyword fnName (params) [ return ] ;</text:span></text:p>
      <text:p text:style-name="P6"/>
      <text:p text:style-name="P15">keyword → func</text:p>
      <text:p text:style-name="P15"/>
      <text:p text:style-name="P15">fnName → <text:s/><text:span text:style-name="T8">[</text:span>a – z <text:span text:style-name="T8">][a-zA-z0-9]</text:span> * </text:p>
      <text:p text:style-name="P15"/>
      <text:p text:style-name="P15">params → <text:s/>( | paramName | )</text:p>
      <text:p text:style-name="P15"/>
      <text:p text:style-name="P15">paramName → <text:s/>a – z | A – Z | _ # &amp; | name , names | name </text:p>
      <text:p text:style-name="P15"/>
      <text:p text:style-name="P15">return → boolean</text:p>
      <text:p text:style-name="P15"/>
      <text:p text:style-name="P15">boolean → true | false</text:p>
      <text:p text:style-name="P15"/>
      <text:p text:style-name="P7">fnCall → fnName (params)</text:p>
      <text:p text:style-name="P7"/>
      <text:p text:style-name="P7">Comment → &amp; Statement | &amp; * Statements * &amp;</text:p>
      <text:p text:style-name="P7"/>
      <text:p text:style-name="P7"/>
      <text:p text:style-name="P6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21:50:01.986482319</meta:creation-date>
    <dc:date>2022-09-22T10:57:52.005782872</dc:date>
    <meta:editing-duration>PT1H8M12S</meta:editing-duration>
    <meta:editing-cycles>8</meta:editing-cycles>
    <meta:generator>LibreOffice/7.2.2.2$Linux_X86_64 LibreOffice_project/20$Build-2</meta:generator>
    <meta:document-statistic meta:table-count="0" meta:image-count="0" meta:object-count="0" meta:page-count="2" meta:paragraph-count="43" meta:word-count="347" meta:character-count="1794" meta:non-whitespace-character-count="1465"/>
  </office:meta>
</office:document-meta>
</file>